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6962"/>
    </style:style>
    <style:style style:name="P2" style:family="paragraph" style:parent-style-name="Standard">
      <style:text-properties officeooo:paragraph-rsid="000dfcb9"/>
    </style:style>
    <style:style style:name="P3" style:family="paragraph" style:parent-style-name="Standard">
      <style:text-properties officeooo:paragraph-rsid="000e3d0b"/>
    </style:style>
    <style:style style:name="P4" style:family="paragraph" style:parent-style-name="Standard">
      <style:text-properties officeooo:paragraph-rsid="00102560"/>
    </style:style>
    <style:style style:name="P5" style:family="paragraph" style:parent-style-name="Standard">
      <style:text-properties officeooo:rsid="0011df85" officeooo:paragraph-rsid="0011df85"/>
    </style:style>
    <style:style style:name="P6" style:family="paragraph" style:parent-style-name="Standard">
      <style:text-properties officeooo:paragraph-rsid="0011df85"/>
    </style:style>
    <style:style style:name="T1" style:family="text">
      <style:text-properties officeooo:rsid="000c6962"/>
    </style:style>
    <style:style style:name="T2" style:family="text">
      <style:text-properties style:text-position="super 58%" officeooo:rsid="000dfcb9"/>
    </style:style>
    <style:style style:name="T3" style:family="text">
      <style:text-properties style:text-position="super 58%" style:font-name="Liberation Serif1" officeooo:rsid="000e3d0b"/>
    </style:style>
    <style:style style:name="T4" style:family="text">
      <style:text-properties style:text-position="super 58%" officeooo:rsid="00102560"/>
    </style:style>
    <style:style style:name="T5" style:family="text">
      <style:text-properties officeooo:rsid="000dfcb9"/>
    </style:style>
    <style:style style:name="T6" style:family="text">
      <style:text-properties style:font-name="Liberation Serif1" officeooo:rsid="000dfcb9"/>
    </style:style>
    <style:style style:name="T7" style:family="text">
      <style:text-properties style:font-name="Liberation Serif1" officeooo:rsid="000e3d0b"/>
    </style:style>
    <style:style style:name="T8" style:family="text">
      <style:text-properties style:font-name="Liberation Serif1" officeooo:rsid="00102560"/>
    </style:style>
    <style:style style:name="T9" style:family="text">
      <style:text-properties officeooo:rsid="000e3d0b"/>
    </style:style>
    <style:style style:name="T10" style:family="text">
      <style:text-properties style:text-position="sub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e3d0b" style:font-style-asian="italic" style:font-style-complex="italic"/>
    </style:style>
    <style:style style:name="T13" style:family="text">
      <style:text-properties officeooo:rsid="00102560"/>
    </style:style>
    <style:style style:name="T14" style:family="text">
      <style:text-properties officeooo:rsid="0011d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) </text:span><text:s/>Define una funci<text:span text:style-name="T1">ó</text:span>n llamada raiz_cubica que devuelva el valor de <text:span text:style-name="T2">3</text:span>√x. (Nota: recuerda que <text:span text:style-name="T2">3</text:span>√<text:span text:style-name="T5">x</text:span> es x<text:span text:style-name="T6">˄</text:span>1/3 y <text:span text:style-name="T1">á</text:span>ndate con ojo, no sea que utilices una divisi<text:span text:style-name="T1">ó</text:span>n entera y eleves x a la potencia 0, que es el resultado de calcular 1/3.)</text:p>
      <text:p text:style-name="P1"/>
      <text:p text:style-name="P1"><text:span text:style-name="T5">2) </text:span><text:s/>Define una func<text:span text:style-name="T5">ió</text:span>n llamada area_circulo que, a partir del radio de un c<text:span text:style-name="T1">í</text:span>rculo, devuelva el valor de su <text:span text:style-name="T1">á</text:span>rea. Utiliza el valor 3.1416 como aproximaci<text:span text:style-name="T1">ó</text:span>n de π o importa el valor de π que encontrar´as en el m<text:span text:style-name="T1">ó</text:span>dulo math. (Recuerda que el <text:span text:style-name="T1">á</text:span>rea de un c<text:span text:style-name="T1">í</text:span>rculo es πr2.)</text:p>
      <text:p text:style-name="P1"/>
      <text:p text:style-name="P2"><text:span text:style-name="T5">3) </text:span><text:s/>Define una funci<text:span text:style-name="T1">ó</text:span>n que convierta grados Farenheit en grados cent<text:span text:style-name="T1">í</text:span>grados. (Para calcular los grados cent<text:span text:style-name="T1">í</text:span>grados has de restar 32 a los grados Farenheit y multiplicar el resultado por cinco novenos.)</text:p>
      <text:p text:style-name="P2"/>
      <text:p text:style-name="P2"><text:span text:style-name="T5">4) </text:span><text:s/>Dise<text:span text:style-name="T5">ñ</text:span>a una funci<text:span text:style-name="T5">ó</text:span>n llamada es_repeticion que reciba una cadena y nos diga si la cadena es<text:span text:style-name="T5">tá</text:span> formada mediante la concatenaci<text:span text:style-name="T5">ó</text:span>n de una cadena consigo misma. Por ejemplo, es_repeticion(’abab’) devolver´a True, pues la cadena ’abab’ est<text:span text:style-name="T5">á</text:span> formada con la cadena ’ab’ repetida; por contra es_repeticion(’ababab’) devolver<text:span text:style-name="T5">á</text:span> False.</text:p>
      <text:p text:style-name="P2"/>
      <text:p text:style-name="P2"><text:span text:style-name="T5">5) <text:s/></text:span>Y ahora, un problema m<text:span text:style-name="T5">á</text:span>s complicado. Vamos a dise<text:span text:style-name="T5">ñ</text:span>ar una funci<text:span text:style-name="T5">ó</text:span>n que nos diga si un n<text:span text:style-name="T5">ú</text:span>mero dado es o no es perfecto. Se dice que un n<text:span text:style-name="T5">ú</text:span>mero es perfecto si es igual a la suma de todos sus divisores exclu<text:span text:style-name="T5">i</text:span>do <text:span text:style-name="T5">é</text:span>l mismo. Por ejemplo, 28 es un n´umero perfecto, pues sus divisores (excepto <text:span text:style-name="T5">é</text:span>l mismo) son 1, 2, 4, 7 y 14, que suman 28.</text:p>
      <text:p text:style-name="P2"/>
      <text:p text:style-name="P3"><text:span text:style-name="T9">6) </text:span><text:s/>Dise<text:span text:style-name="T9">ñ</text:span>a una funci<text:span text:style-name="T9">ó</text:span>n que devuelva una lista con los n<text:span text:style-name="T9">ú</text:span>meros perfectos comprendidos entre 1 y n, siendo n un entero que nos proporciona el usuario.</text:p>
      <text:p text:style-name="P3"/>
      <text:p text:style-name="P3"><text:span text:style-name="T9">7) </text:span><text:s/>Define una funci<text:span text:style-name="T9">ó</text:span>n que devuelva el n<text:span text:style-name="T9">ú</text:span>mero de d<text:span text:style-name="T9">í</text:span>as que tiene un a<text:span text:style-name="T9">ñ</text:span>o determinado. Ten en cuenta que un a<text:span text:style-name="T9">ñ</text:span>o es bisiesto si es divisible por 4 y no divisible por 100, excepto si es tambi<text:span text:style-name="T9">é</text:span>n divisible por 400, en cuyo caso es bisiesto. (Ejemplos: El n<text:span text:style-name="T9">ú</text:span>mero de d<text:span text:style-name="T9">í</text:span>as de 2002 es 365: el n<text:span text:style-name="T9">ú</text:span>mero 2002 no es divisible por 4, as<text:span text:style-name="T9">í</text:span> que no es bisiesto. El a<text:span text:style-name="T9">ñ</text:span>o 2004 es bisiesto y tiene 366 d<text:span text:style-name="T9">í</text:span>as: el n<text:span text:style-name="T9">ú</text:span>mero 2004 es divisible por 4, pero no por 100, as<text:span text:style-name="T9">í</text:span> que es bisiesto. El a<text:span text:style-name="T9">ñ</text:span>o 1900 es divisible por 4, pero no es bisiesto porque es divisible por 100 y no por 400. El a<text:span text:style-name="T9">ñ</text:span>o 2000 s<text:span text:style-name="T9">í</text:span> es bisiesto: el n<text:span text:style-name="T9">ú</text:span>mero 2000 es divisible por 4 y, aunque es divisible por 100, tambi<text:span text:style-name="T9">é</text:span>n lo es por 400.)</text:p>
      <text:p text:style-name="P3"/>
      <text:p text:style-name="P3"><text:span text:style-name="T9">8) </text:span>Define una funci<text:span text:style-name="T9">ó</text:span>n que, dado el valor de los tres lados de un tri<text:span text:style-name="T9">á</text:span>ngulo, devuelva la longitud de su per<text:span text:style-name="T9">í</text:span>metro.</text:p>
      <text:p text:style-name="P3"/>
      <text:p text:style-name="P4"><text:span text:style-name="T13">9) </text:span><text:s/>Dise<text:span text:style-name="T9">ñ</text:span>a una funci<text:span text:style-name="T13">ó</text:span>n que devuelva la soluci<text:span text:style-name="T9">ó</text:span>n de la ecuaci<text:span text:style-name="T9">ó</text:span>n lineal ax + b = 0 dados a y b. Si la ecuaci<text:span text:style-name="T9">ó</text:span>n tiene infinitas soluciones o no tiene soluci<text:span text:style-name="T9">ó</text:span>n alguna, la funci<text:span text:style-name="T9">ó</text:span>n lo detectar<text:span text:style-name="T9">á</text:span> y devolver<text:span text:style-name="T9">á</text:span> el valor None.</text:p>
      <text:p text:style-name="P4"/>
      <text:p text:style-name="P4"><text:span text:style-name="T13">10) </text:span><text:s/>Dise<text:span text:style-name="T9">ñ</text:span>a una funci<text:span text:style-name="T9">ó</text:span>n que calcule <text:s/><text:span text:style-name="T7">Σ</text:span><text:span text:style-name="T3">b</text:span><text:span text:style-name="T10">i=a</text:span> <text:span text:style-name="T11">i </text:span>dados <text:span text:style-name="T11">a</text:span> y <text:span text:style-name="T11">b</text:span> <text:span text:style-name="T9">(esto es, la sumatoria de todos los</text:span><text:span text:style-name="T12"> i</text:span><text:span text:style-name="T9"> desde </text:span><text:span text:style-name="T12">a</text:span><text:span text:style-name="T9"> hasta </text:span><text:span text:style-name="T12">b</text:span><text:span text:style-name="T9">)</text:span>. Si a es mayor que b, la funci<text:span text:style-name="T9">ó</text:span>n devolver<text:span text:style-name="T9">á</text:span> el valor 0.</text:p>
      <text:p text:style-name="P4"/>
      <text:p text:style-name="P4"><text:span text:style-name="T13">11) <text:s/></text:span>Define una funci<text:span text:style-name="T13">ó</text:span>n llamada raiz_n_esima que devuelva el valor de <text:span text:style-name="T4">n</text:span>√x. (Nota: recuerda que <text:span text:style-name="T4">n</text:span>√x es x<text:span text:style-name="T8">˄</text:span>1/n).</text:p>
      <text:p text:style-name="P4"/>
      <text:p text:style-name="P4"><text:span text:style-name="T13">12) </text:span><text:s/>Dise<text:span text:style-name="T13">ñ</text:span>a una funci<text:span text:style-name="T13">ó</text:span>n que diga (mediante la devoluci<text:span text:style-name="T13">ó</text:span>n de True o False) si dos n<text:span text:style-name="T13">ú</text:span>meros son amigos. Dos <text:span text:style-name="T13">nú</text:span>meros son amigos si la suma de los divisores del primero (exclu<text:span text:style-name="T13">i</text:span>do <text:span text:style-name="T13">é</text:span>l) es igual al segundo y viceversa.</text:p>
      <text:p text:style-name="P4"/>
      <text:p text:style-name="P4"/>
      <text:p text:style-name="P4"><text:soft-page-break/><text:span text:style-name="T13">13) <text:s/></text:span>Hay funciones sin par<text:span text:style-name="T14">á</text:span>metros que puedes importar de m<text:span text:style-name="T14">ó</text:span>dulos. Una que usaremos en varias ocasiones es random (en ingl<text:span text:style-name="T14">e</text:span>s ✭✭random✮✮ significa ✭✭aleatorio✮✮). La funci<text:span text:style-name="T14">ó</text:span>n random, definida en el m<text:span text:style-name="T14">ó</text:span>dulo que tiene el mismo nombre, devuelve un n<text:span text:style-name="T14">ú</text:span>mero al azar mayor o igual que 0.0 y menor que 1.0.</text:p>
      <text:p text:style-name="P5">(Para usar esta función se escribe en la linea de más arriba: from random import random)</text:p>
      <text:p text:style-name="P5"/>
      <text:p text:style-name="P6"><text:span text:style-name="T14">14) <text:s/></text:span>Dise<text:span text:style-name="T14">ñ</text:span>a una funci<text:span text:style-name="T14">ó</text:span>n sin argumentos que devuelva un n<text:span text:style-name="T14">ú</text:span>mero aleatorio mayor o igual que 0.0 y menor que 10.0. Puedes llamar a la funci<text:span text:style-name="T14">ó</text:span>n random desde tu funci<text:span text:style-name="T14">ó</text:span>n.</text:p>
      <text:p text:style-name="P6"/>
      <text:p text:style-name="P6"><text:span text:style-name="T14">15) <text:s/></text:span>Para dise<text:span text:style-name="T14">ñ</text:span>ar un juego de tablero nos vendr<text:span text:style-name="T14">á </text:span>bien disponer de un ✭✭dado electr<text:span text:style-name="T14">ó</text:span>nico✮✮. Escribe una funci<text:span text:style-name="T14">ó</text:span>n Python sin argumentos llamada dado que devuelva un n´umero entero aleatorio entre 1 y 6.</text:p>
      <text:p text:style-name="P6"/>
      <text:p text:style-name="P6"><text:span text:style-name="T14">16) </text:span>. Escriba una función que muestre todos los números primos entre 1 y un número n que es ingresado por parámetr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18:48:31.478000000</meta:creation-date>
    <dc:date>2021-05-05T14:49:48.518000000</dc:date>
    <meta:editing-duration>PT5M47S</meta:editing-duration>
    <meta:editing-cycles>1</meta:editing-cycles>
    <meta:document-statistic meta:table-count="0" meta:image-count="0" meta:object-count="0" meta:page-count="2" meta:paragraph-count="17" meta:word-count="701" meta:character-count="3839" meta:non-whitespace-character-count="3139"/>
    <meta:generator>LibreOffice/6.3.1.2$Windows_X86_64 LibreOffice_project/b79626edf0065ac373bd1df5c28bd630b4424273</meta:generator>
  </office:meta>
</office:document-meta>
</file>